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7cm" fo:min-width="3.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08cm" fo:min-width="5.21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5.147cm" fo:min-width="5.8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608cm" fo:min-width="3.94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242cm" fo:min-width="4.24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68cm" fo:min-width="1.168cm"/>
    </style:style>
    <style:style style:name="gr8" style:family="graphic" style:parent-style-name="standard">
      <style:graphic-properties draw:textarea-horizontal-align="justify" draw:textarea-vertical-align="middle" draw:auto-grow-height="false" fo:min-height="0.068cm" fo:min-width="0.889cm"/>
    </style:style>
    <style:style style:name="gr9" style:family="graphic" style:parent-style-name="standard">
      <style:graphic-properties draw:textarea-horizontal-align="justify" draw:textarea-vertical-align="middle" draw:auto-grow-height="false" fo:min-height="2.607cm" fo:min-width="3.94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607cm" fo:min-width="5.532cm"/>
      <style:paragraph-properties style:writing-mode="lr-tb"/>
    </style:style>
    <style:style style:name="gr11" style:family="graphic" style:parent-style-name="standard">
      <style:graphic-properties draw:auto-grow-height="false" fo:min-height="11.098cm" fo:min-width="5.451cm" fo:wrap-option="no-wrap"/>
    </style:style>
    <style:style style:name="gr12" style:family="graphic" style:parent-style-name="standard">
      <style:graphic-properties draw:textarea-horizontal-align="justify" draw:textarea-vertical-align="middle" draw:auto-grow-height="false" fo:min-height="0.941cm" fo:min-width="5.13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5.532cm"/>
      <style:paragraph-properties style:writing-mode="lr-tb"/>
    </style:style>
    <style:style style:name="gr14" style:family="graphic" style:parent-style-name="objectwithoutfill">
      <style:graphic-properties draw:marker-end="Arrowheads_20_1" draw:marker-end-width="0.3cm" draw:fill="none" draw:textarea-vertical-align="middle"/>
    </style:style>
    <style:style style:name="gr15" style:family="graphic" style:parent-style-name="objectwithoutfill">
      <style:graphic-properties draw:marker-end="Arrowheads_20_2" draw:marker-end-width="0.3cm" draw:fill="none" draw:textarea-vertical-align="middle"/>
    </style:style>
    <style:style style:name="gr16" style:family="graphic" style:parent-style-name="objectwithoutfill">
      <style:graphic-properties draw:marker-start="Arrowheads_20_4" draw:marker-start-width="0.3cm" draw:marker-end="Arrowheads_20_5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515cm" fo:min-width="0cm"/>
    </style:style>
    <style:style style:name="gr18" style:family="graphic" style:parent-style-name="objectwithoutfill">
      <style:graphic-properties draw:marker-start="Arrowheads_20_6" draw:marker-start-width="0.3cm" draw:marker-end="Arrowheads_20_7" draw:marker-end-width="0.3cm" draw:fill="none" draw:textarea-vertical-align="middle"/>
    </style:style>
    <style:style style:name="gr19" style:family="graphic" style:parent-style-name="standard">
      <style:graphic-properties draw:auto-grow-height="false" fo:min-height="3.296cm" fo:min-width="5.998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587cm" svg:x="8.62cm" svg:y="1.952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14cm" svg:height="2.858cm" svg:x="1.636cm" svg:y="16.874cm">
          <text:p text:style-name="P1">Promotheus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6.35cm" svg:height="5.397cm" svg:x="7.667cm" svg:y="6.398cm">
          <text:p text:style-name="P1"><text:span text:style-name="T1">Istio Service</text:span></text:p>
          <text:p text:style-name="P1"><text:span text:style-name="T2"/></text:p>
          <text:p text:style-name="P1"><text:span text:style-name="T2">Ingress Gateway</text:span></text:p>
          <text:p text:style-name="P1"><text:span text:style-name="T2">(Load Balancer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5cm" svg:height="2.858cm" svg:x="15.922cm" svg:y="6.632cm">
          <text:p text:style-name="P1">Virtual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745cm" svg:height="3.492cm" svg:x="1.317cm" svg:y="6.715cm">
          <text:p text:style-name="P1">Gateway</text:p>
          <text:p text:style-name="P1">Configura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53cm" svg:height="2.857cm" svg:x="10.207cm" svg:y="3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905cm" svg:height="0.635cm" svg:x="14.017cm" svg:y="7.5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587cm" svg:height="0.635cm" svg:x="6.08cm" svg:y="8.0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4.445cm" svg:height="2.857cm" svg:x="13.382cm" svg:y="17.51cm">
          <text:p text:style-name="P1">CICD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2.857cm" svg:x="13.382cm" svg:y="21.32cm">
          <text:p text:style-name="P1">Grafana</text:p>
          <draw:enhanced-geometry svg:viewBox="0 0 21600 21600" draw:type="rectangle" draw:enhanced-path="M 0 0 L 21600 0 21600 21600 0 21600 0 0 Z N"/>
        </draw:custom-shape>
        <draw:custom-shape draw:style-name="gr10" draw:text-style-name="P1" xml:id="id3" draw:id="id3" draw:layer="layout" svg:width="6.032cm" svg:height="2.857cm" svg:x="1.635cm" svg:y="13.065cm">
          <text:p text:style-name="P1">ISTIO</text:p>
          <text:p text:style-name="P1">SERVICE </text:p>
          <text:p text:style-name="P1">MESH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445cm" svg:height="2.857cm" svg:x="13.382cm" svg:y="13.7cm">
          <text:p text:style-name="P1">ORP</text:p>
          <draw:enhanced-geometry svg:viewBox="0 0 21600 21600" draw:type="rectangle" draw:enhanced-path="M 0 0 L 21600 0 21600 21600 0 21600 0 0 Z N"/>
        </draw:custom-shape>
        <draw:custom-shape draw:style-name="gr11" xml:id="id2" draw:id="id2" draw:layer="layout" svg:width="7.303cm" svg:height="12.7cm" svg:x="12.112cm" svg:y="12.74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2" draw:text-style-name="P1" draw:layer="layout" svg:width="6.033cm" svg:height="1.587cm" svg:x="1.635cm" svg:y="24.813cm">
          <text:p text:style-name="P1">NFS MOUN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1" draw:layer="layout" svg:width="6.032cm" svg:height="1.27cm" svg:x="1.635cm" svg:y="23.225cm">
          <text:p text:style-name="P1">Volumnes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8.302cm" svg:y1="23.542cm" svg:x2="12.112cm" svg:y2="23.542cm">
          <text:p/>
        </draw:line>
        <draw:line draw:style-name="gr15" draw:text-style-name="P2" draw:layer="layout" svg:x1="4.492cm" svg:y1="22.59cm" svg:x2="4.492cm" svg:y2="19.732cm">
          <text:p/>
        </draw:line>
        <draw:connector draw:style-name="gr16" draw:text-style-name="P2" draw:layer="layout" draw:type="lines" draw:line-skew="4.262cm -0.768cm" svg:x1="10.842cm" svg:y1="11.795cm" svg:x2="12.112cm" svg:y2="19.097cm" draw:start-shape="id1" draw:start-glue-point="2" draw:end-shape="id2" draw:end-glue-point="3" svg:d="M10842 11795v4762 2540h1270" svg:viewBox="0 0 1271 7303">
          <text:p/>
        </draw:connector>
        <draw:custom-shape draw:style-name="gr17" draw:text-style-name="P1" draw:layer="layout" svg:width="0.317cm" svg:height="0.953cm" svg:x="4.175cm" svg:y="15.92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8" draw:text-style-name="P2" draw:layer="layout" draw:type="lines" draw:line-skew="0.452cm" svg:x1="10.842cm" svg:y1="11.795cm" svg:x2="7.667cm" svg:y2="14.493cm" draw:start-shape="id1" draw:end-shape="id3" draw:end-glue-point="1" svg:d="M10842 11795v952l-2674 1746h-501" svg:viewBox="0 0 3176 2699">
          <text:p/>
        </draw:connector>
        <draw:custom-shape draw:style-name="gr19" draw:layer="layout" svg:width="7.302cm" svg:height="4.35cm" svg:x="1cm" svg:y="22.5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3T20:17:36.378996312</meta:creation-date>
    <meta:generator>LibreOffice/7.0.3.1$Linux_X86_64 LibreOffice_project/00$Build-1</meta:generator>
    <dc:date>2020-12-13T20:34:15.732766440</dc:date>
    <meta:editing-duration>PT14M51S</meta:editing-duration>
    <meta:editing-cycles>6</meta:editing-cycles>
    <meta:document-statistic meta:object-count="21"/>
  </office:meta>
</office:document-meta>
</file>